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6.06pt"/>
    </style:style>
    <style:style style:name="co2" style:family="table-column">
      <style:table-column-properties fo:break-before="auto" style:column-width="710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7.1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 style:data-style-name="N43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何だい？</text:p>
          </table:table-cell>
          <table:table-cell office:value-type="string" calcext:value-type="string">
            <text:p>What?&lt;br&gt;- だい&lt;br&gt;- Summary: A sentence final particle which indicates an interrogative word question in informal male speech. Part of speech: Particle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御免なさい</text:p>
          </table:table-cell>
          <table:table-cell office:value-type="string" calcext:value-type="string">
            <text:p>I'm sorry!‌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何それ？美味しいの？</text:p>
          </table:table-cell>
          <table:table-cell office:value-type="string" calcext:value-type="string">
            <text:p>What’s that? (Tell me, ) Is that yummy?&lt;br&gt;- Expression / meme&lt;br&gt;- Used when you don’t know what something is, even when it’s obvious that it’s not food.</text:p>
          </table:table-cell>
          <table:table-cell office:value-type="string" calcext:value-type="string">
            <text:p>https://youtu.be/dunBnCI1iP0?t=75</text:p>
          </table:table-cell>
        </table:table-row>
        <table:table-row table:style-name="ro2">
          <table:table-cell office:value-type="string" calcext:value-type="string">
            <text:p>その動物達はアンタの連れ？</text:p>
          </table:table-cell>
          <table:table-cell office:value-type="string" calcext:value-type="string">
            <text:p>Are all of those critters your friends?‌&lt;br&gt;- Are those animals you companions?&lt;br&gt;- あんた for some reason written in katakana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この町の平和を守るのが私の任務だ！‌</text:p>
          </table:table-cell>
          <table:table-cell office:value-type="string" calcext:value-type="string">
            <text:p>It is my duty to maintain the peace in this town.‌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本当にごめんなさい‌</text:p>
          </table:table-cell>
          <table:table-cell office:value-type="string" calcext:value-type="string">
            <text:p>I'm so, so sorry!‌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謝ってるのに何でもっと怒るの？‌</text:p>
          </table:table-cell>
          <table:table-cell office:value-type="string" calcext:value-type="string">
            <text:p>Why does apologizing make her angrier?!‌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くそ…‌</text:p>
          </table:table-cell>
          <table:table-cell office:value-type="string" calcext:value-type="string">
            <text:p>Curses!‌ (fuck)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ちょっと道を聞いてもいいかしら？‌</text:p>
          </table:table-cell>
          <table:table-cell office:value-type="string" calcext:value-type="string">
            <text:p>Would you be so kind as to ‌give me some directions?‌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もう一人女の子来た！</text:p>
          </table:table-cell>
          <table:table-cell office:value-type="string" calcext:value-type="string">
            <text:p>Here comes another girl!‌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きっとあれは怪しい物売りよ‌</text:p>
          </table:table-cell>
          <table:table-cell office:value-type="string" calcext:value-type="string">
            <text:p>She's clearly some kind of snake oil salesman.‌ (suspicious peddlar)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関わらない方がいいわ</text:p>
          </table:table-cell>
          <table:table-cell office:value-type="string" calcext:value-type="string">
            <text:p>Best to pay her no mind.‌ (better not get involved (with her))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ちょっと待ちなさいよ‌</text:p>
          </table:table-cell>
          <table:table-cell office:value-type="string" calcext:value-type="string">
            <text:p>I beg your pardon!‌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奇遇だわ</text:p>
          </table:table-cell>
          <table:table-cell office:value-type="string" calcext:value-type="string">
            <text:p>That's quite the coincidence. ‌(That’s strange.)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office:value-type="string" calcext:value-type="string">
            <text:p>私も同じ紙持ってる‌</text:p>
          </table:table-cell>
          <table:table-cell office:value-type="string" calcext:value-type="string">
            <text:p>I got the same paper too!‌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>
          <table:table-cell table:style-name="ce2" office:value-type="string" calcext:value-type="string">
            <text:p>next 7:21</text:p>
          </table:table-cell>
          <table:table-cell table:number-columns-repeated="2"/>
        </table:table-row>
        <table:table-row table:style-name="ro2" table:number-rows-repeated="1048502">
          <table:table-cell table:number-columns-repeated="3"/>
        </table:table-row>
        <table:table-row table:style-name="ro3" table:number-rows-repeated="57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00/00/0000</text:date>, <text:time style:data-style-name="N2" text:time-value="13:13:08.056666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06:46:41.301079946</meta:creation-date>
    <meta:generator>LibreOffice/5.1.6.2$Linux_X86_64 LibreOffice_project/10m0$Build-2</meta:generator>
    <dc:date>2020-03-09T19:16:30.022118571</dc:date>
    <meta:editing-duration>P2DT13H49M28S</meta:editing-duration>
    <meta:editing-cycles>586</meta:editing-cycles>
    <meta:document-statistic meta:table-count="1" meta:cell-count="46" meta:object-count="0"/>
    <meta:user-defined meta:name=""/>
    <meta:user-defined meta:name="qrichtext">1</meta:user-defined>
  </office:meta>
</office:document-meta>
</file>